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 style:list-style-name="WWNum1"/>
    <style:style style:name="P2" style:family="paragraph" style:list-style-name="WWNum1"/>
    <style:style style:name="P3" style:family="paragraph" style:parent-style-name="Standard">
      <style:text-properties fo:font-weight="bold" officeooo:rsid="0012fba4" officeooo:paragraph-rsid="0012fba4" style:font-weight-asian="bold" style:font-weight-complex="bold"/>
    </style:style>
    <style:style style:name="P4" style:family="paragraph" style:parent-style-name="Standard">
      <style:text-properties fo:font-weight="bold" officeooo:rsid="0015c113" officeooo:paragraph-rsid="0015c113" style:font-weight-asian="bold" style:font-weight-complex="bold"/>
    </style:style>
    <style:style style:name="P5" style:family="paragraph" style:parent-style-name="Standard">
      <style:text-properties fo:font-weight="bold" officeooo:rsid="00179338" officeooo:paragraph-rsid="00179338" style:font-weight-asian="bold" style:font-weight-complex="bold"/>
    </style:style>
    <style:style style:name="P6" style:family="paragraph" style:parent-style-name="Standard">
      <style:text-properties fo:font-weight="bold" officeooo:rsid="00193b91" officeooo:paragraph-rsid="00193b91" style:font-weight-asian="bold" style:font-weight-complex="bold"/>
    </style:style>
    <style:style style:name="P7" style:family="paragraph" style:parent-style-name="Standard">
      <style:text-properties fo:font-weight="bold" officeooo:rsid="001a2586" officeooo:paragraph-rsid="001a2586" style:font-weight-asian="bold" style:font-weight-complex="bold"/>
    </style:style>
    <style:style style:name="T1" style:family="text">
      <style:text-properties officeooo:rsid="0013c9b9"/>
    </style:style>
    <style:style style:name="T2" style:family="text">
      <style:text-properties fo:font-size="11pt" style:font-size-asian="11pt"/>
    </style:style>
    <style:style style:name="T3" style:family="text">
      <style:text-properties style:text-line-through-style="none" style:text-line-through-type="none" fo:font-size="10pt" style:text-underline-style="none" style:font-size-asian="10pt"/>
    </style:style>
    <style:style style:name="T4" style:family="text">
      <style:text-properties style:text-line-through-style="none" style:text-line-through-type="none" fo:font-size="11pt" style:text-underline-style="none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I)</text:p>
      <text:p text:style-name="P3">1)</text:p>
      <text:p text:style-name="P3">Pour la correction du programme car il n’a pas de boucle il est déjà correct ( tout les si on un sinon donc il y a toujours un cas ou allez)</text:p>
      <text:p text:style-name="P3">pour la terminaison il n’y a que des si sinon donc le programme se termine forcément il n’y a pas de boucle <text:span text:style-name="T1">( et les résultat correspondes )</text:span></text:p>
      <text:p text:style-name="P3"/>
      <text:p text:style-name="P4">2)</text:p>
      <text:p text:style-name="P5">pour la correction l’invariable est que n ≥ 0 et donc S ≥ 1 </text:p>
      <text:p text:style-name="P5">pour la terminaison il n’y a pas de boucle conditionnel et donc pas de variant de boucle</text:p>
      <text:p text:style-name="P4"/>
      <text:p text:style-name="P6">3)</text:p>
      <text:p text:style-name="P6"/>
      <text:p text:style-name="P7"/>
      <text:p text:style-name="Default">Divisons le tableau t en 2 parties : </text:p>
      <text:list xml:id="list2533294053" text:style-name="WWNum1">
        <text:list-header>
          <text:p text:style-name="P1">• Une partie qui contient les éléments d'index 1 à j-1 (le j correspond à la variable j dans l'algorithme ci-dessus). Nous noterons cette partie (ce tableau) t[1..j-1] </text:p>
          <text:p text:style-name="P1"/>
        </text:list-header>
        <text:list-item>
          <text:p text:style-name="P1">Une seconde partie qui contient le reste du tableau t (index j à n si le tableau t comporte n élément) </text:p>
        </text:list-item>
      </text:list>
      <text:p text:style-name="Default"/>
      <text:p text:style-name="Default">Nous allons travailler sur cet exemple : t = [27, 10, 12, 8, 11] </text:p>
      <text:p text:style-name="Default">Au départ nous avons j=2, donc t[1..j-1] = t[1..1] = [27] (le tableau t[1..j-1] contient un unique élément) </text:p>
      <text:p text:style-name="Default">À début de la deuxième itération de la "boucle 1", nous avons t = [10, 27, 12, 8, 11] et j=3, d'où t[1..j-1] = t[1..2] = [10, 27] </text:p>
      <text:p text:style-name="Default">À début de la troisième itération de la "boucle 1", nous avons t = [10, 12, 27, 8, 11] et j=4, d'où t[1..j-1] = t[1..3] = [10, 12, 27] </text:p>
      <text:p text:style-name="Standard">À début de la quatrième itération de la "boucle 1", nous avons t = [8, 10, 12, 27, 11] et j=5, d'où t[1..j-1] = t[1..4] = [8, 10, 12, 27]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2:39:00</meta:creation-date>
    <dc:date>2022-02-28T14:08:02.539000000</dc:date>
    <meta:editing-duration>PT54M28S</meta:editing-duration>
    <meta:editing-cycles>8</meta:editing-cycles>
    <meta:generator>LibreOffice/7.1.5.2$Windows_X86_64 LibreOffice_project/85f04e9f809797b8199d13c421bd8a2b025d52b5</meta:generator>
    <meta:initial-creator>Mathonat</meta:initial-creator>
    <meta:document-statistic meta:table-count="0" meta:image-count="0" meta:object-count="0" meta:page-count="1" meta:paragraph-count="17" meta:word-count="273" meta:character-count="1324" meta:non-whitespace-character-count="1061"/>
  </office:meta>
</office:document-meta>
</file>